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6000000409FC091FD2F6E48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Noto Sans CJK SC Regular" svg:font-family="'Noto Sans CJK SC Regular'" style:font-family-generic="system" style:font-pitch="variable"/>
    <style:font-face style:name="楷体" svg:font-family="楷体"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8.5cm" style:rel-column-width="32767*"/>
    </style:style>
    <style:style style:name="表格1.B" style:family="table-column">
      <style:table-column-properties style:column-width="8.5cm" style:rel-column-width="32768*"/>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0e0a1" officeooo:paragraph-rsid="0011fed0"/>
    </style:style>
    <style:style style:name="P2" style:family="paragraph" style:parent-style-name="Text_20_body">
      <style:paragraph-properties fo:text-align="start" style:justify-single-word="false"/>
      <style:text-properties officeooo:rsid="0000e0a1" officeooo:paragraph-rsid="0012190b"/>
    </style:style>
    <style:style style:name="P3" style:family="paragraph" style:parent-style-name="Text_20_body">
      <style:text-properties officeooo:rsid="0000e0a1" officeooo:paragraph-rsid="0012190b"/>
    </style:style>
    <style:style style:name="P4" style:family="paragraph" style:parent-style-name="Text_20_body">
      <style:text-properties officeooo:rsid="00033f3b" officeooo:paragraph-rsid="0012190b"/>
    </style:style>
    <style:style style:name="P5" style:family="paragraph" style:parent-style-name="Text_20_body">
      <style:text-properties fo:font-weight="bold" officeooo:rsid="0000e0a1" officeooo:paragraph-rsid="0012190b" style:font-weight-asian="bold" style:font-weight-complex="bold"/>
    </style:style>
    <style:style style:name="P6" style:family="paragraph" style:parent-style-name="Text_20_body">
      <style:text-properties officeooo:rsid="0007b80b" officeooo:paragraph-rsid="0012190b"/>
    </style:style>
    <style:style style:name="P7" style:family="paragraph" style:parent-style-name="Text_20_body">
      <style:text-properties officeooo:rsid="00124a51" officeooo:paragraph-rsid="0012190b" fo:background-color="#ffff00"/>
    </style:style>
    <style:style style:name="P8" style:family="paragraph" style:parent-style-name="Text_20_body">
      <style:text-properties officeooo:rsid="0000e0a1" officeooo:paragraph-rsid="0012190b" fo:background-color="#ffff00"/>
    </style:style>
    <style:style style:name="P9" style:family="paragraph" style:parent-style-name="Text_20_body">
      <style:text-properties officeooo:rsid="0017f4b7" officeooo:paragraph-rsid="0012190b"/>
    </style:style>
    <style:style style:name="P10" style:family="paragraph" style:parent-style-name="Text_20_body">
      <style:text-properties fo:font-weight="normal" officeooo:rsid="000a09bb" officeooo:paragraph-rsid="0012190b" fo:background-color="#ffff00" style:font-weight-asian="normal" style:font-weight-complex="normal"/>
    </style:style>
    <style:style style:name="P11" style:family="paragraph" style:parent-style-name="Text_20_body">
      <style:text-properties officeooo:rsid="0023acb8" officeooo:paragraph-rsid="0012190b"/>
    </style:style>
    <style:style style:name="P12" style:family="paragraph" style:parent-style-name="Text_20_body">
      <style:text-properties fo:font-size="12pt" fo:font-weight="normal" officeooo:rsid="0019fbd5" officeooo:paragraph-rsid="0019fbd5" style:font-size-asian="10.5pt" style:font-weight-asian="normal" style:font-size-complex="12pt" style:font-weight-complex="normal"/>
    </style:style>
    <style:style style:name="P13" style:family="paragraph" style:parent-style-name="Text_20_body">
      <style:text-properties fo:font-size="12pt" fo:font-weight="normal" officeooo:rsid="0025b067" officeooo:paragraph-rsid="0025b067" style:font-size-asian="10.5pt" style:font-weight-asian="normal" style:font-size-complex="12pt" style:font-weight-complex="normal"/>
    </style:style>
    <style:style style:name="P14" style:family="paragraph" style:parent-style-name="Text_20_body">
      <style:text-properties fo:font-size="12pt" fo:font-weight="bold" officeooo:rsid="0019fbd5" officeooo:paragraph-rsid="0019fbd5" style:font-size-asian="10.5pt" style:font-weight-asian="bold" style:font-size-complex="12pt" style:font-weight-complex="bold"/>
    </style:style>
    <style:style style:name="P15" style:family="paragraph" style:parent-style-name="Preformatted_20_Text">
      <style:text-properties officeooo:rsid="001150fc" officeooo:paragraph-rsid="001150fc"/>
    </style:style>
    <style:style style:name="P16" style:family="paragraph" style:parent-style-name="Preformatted_20_Text">
      <style:text-properties officeooo:rsid="0012190b" officeooo:paragraph-rsid="0012190b"/>
    </style:style>
    <style:style style:name="P17" style:family="paragraph" style:parent-style-name="Preformatted_20_Text">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Preformatted_20_Text">
      <style:text-properties fo:font-size="14pt" style:font-size-asian="14pt" style:font-size-complex="14pt"/>
    </style:style>
    <style:style style:name="P19" style:family="paragraph" style:parent-style-name="Preformatted_20_Text">
      <style:text-properties fo:font-size="10.5pt" officeooo:rsid="001150fc" officeooo:paragraph-rsid="001150fc" style:font-size-asian="10.5pt" style:font-size-complex="10.5pt"/>
    </style:style>
    <style:style style:name="P20" style:family="paragraph" style:parent-style-name="Preformatted_20_Text">
      <style:text-properties fo:font-size="10.5pt" officeooo:rsid="001150fc" officeooo:paragraph-rsid="0022a187" style:font-size-asian="10.5pt" style:font-size-complex="10.5pt"/>
    </style:style>
    <style:style style:name="P21" style:family="paragraph" style:parent-style-name="Preformatted_20_Text">
      <style:text-properties fo:font-size="10.5pt" officeooo:rsid="0022a187" officeooo:paragraph-rsid="0022a187" style:font-size-asian="10.5pt" style:font-size-complex="10.5pt"/>
    </style:style>
    <style:style style:name="P22" style:family="paragraph" style:parent-style-name="Standard">
      <style:paragraph-properties fo:text-align="start" style:justify-single-word="false"/>
      <style:text-properties officeooo:rsid="0000e0a1" officeooo:paragraph-rsid="0012190b"/>
    </style:style>
    <style:style style:name="P23" style:family="paragraph" style:parent-style-name="Standard">
      <style:text-properties officeooo:paragraph-rsid="0012190b"/>
    </style:style>
    <style:style style:name="P24" style:family="paragraph" style:parent-style-name="Standard">
      <style:paragraph-properties fo:text-align="start" style:justify-single-word="false"/>
      <style:text-properties officeooo:paragraph-rsid="0012190b"/>
    </style:style>
    <style:style style:name="P25" style:family="paragraph" style:parent-style-name="Standard">
      <style:text-properties fo:font-size="14pt" officeooo:paragraph-rsid="0012190b" style:font-size-asian="14pt" style:font-size-complex="14pt"/>
    </style:style>
    <style:style style:name="P26" style:family="paragraph" style:parent-style-name="Standard">
      <style:text-properties fo:font-size="14pt" officeooo:rsid="001e61c6" officeooo:paragraph-rsid="0012190b" style:font-size-asian="14pt" style:font-size-complex="14pt"/>
    </style:style>
    <style:style style:name="P27" style:family="paragraph" style:parent-style-name="Table_20_Contents">
      <style:paragraph-properties fo:text-align="start" style:justify-single-word="false"/>
      <style:text-properties officeooo:rsid="00062575" officeooo:paragraph-rsid="0012190b"/>
    </style:style>
    <style:style style:name="P28" style:family="paragraph" style:parent-style-name="Table_20_Contents">
      <style:paragraph-properties fo:text-align="start" style:justify-single-word="false"/>
      <style:text-properties officeooo:paragraph-rsid="0012190b"/>
    </style:style>
    <style:style style:name="P29" style:family="paragraph" style:parent-style-name="Table_20_Contents">
      <style:paragraph-properties fo:text-align="start" style:justify-single-word="false"/>
      <style:text-properties officeooo:rsid="00066b0c" officeooo:paragraph-rsid="0012190b"/>
    </style:style>
    <style:style style:name="P30" style:family="paragraph" style:parent-style-name="Table_20_Contents">
      <style:paragraph-properties fo:text-align="start" style:justify-single-word="false"/>
      <style:text-properties fo:font-weight="bold" officeooo:paragraph-rsid="0012190b" style:font-weight-asian="bold" style:font-weight-complex="bold"/>
    </style:style>
    <style:style style:name="P31" style:family="paragraph" style:parent-style-name="Table_20_Contents">
      <style:paragraph-properties fo:text-align="start" style:justify-single-word="false"/>
      <style:text-properties fo:font-weight="bold" officeooo:rsid="0012190b" officeooo:paragraph-rsid="0012190b" style:font-weight-asian="bold" style:font-weight-complex="bold"/>
    </style:style>
    <style:style style:name="P32" style:family="paragraph" style:parent-style-name="Table_20_Contents">
      <style:paragraph-properties fo:text-align="start" style:justify-single-word="false"/>
      <style:text-properties officeooo:rsid="0012190b" officeooo:paragraph-rsid="0012190b"/>
    </style:style>
    <style:style style:name="P33" style:family="paragraph" style:parent-style-name="Table_20_Contents">
      <style:paragraph-properties fo:text-align="start" style:justify-single-word="false"/>
      <style:text-properties officeooo:rsid="001b9330" officeooo:paragraph-rsid="001c8226"/>
    </style:style>
    <style:style style:name="P34" style:family="paragraph" style:parent-style-name="Table_20_Contents">
      <style:paragraph-properties fo:text-align="start" style:justify-single-word="false"/>
      <style:text-properties officeooo:rsid="001c8226" officeooo:paragraph-rsid="001c8226"/>
    </style:style>
    <style:style style:name="P35" style:family="paragraph" style:parent-style-name="Preformatted_20_Text" style:list-style-name="L1">
      <style:text-properties fo:font-size="14pt" officeooo:rsid="0012190b" officeooo:paragraph-rsid="0012190b" style:font-size-asian="14pt" style:font-size-complex="14pt"/>
    </style:style>
    <style:style style:name="P36" style:family="paragraph" style:parent-style-name="Preformatted_20_Text" style:list-style-name="L1">
      <style:text-properties fo:font-size="14pt" fo:font-weight="bold" officeooo:rsid="0012190b" officeooo:paragraph-rsid="0012190b" style:font-size-asian="14pt" style:font-weight-asian="bold" style:font-size-complex="14pt" style:font-weight-complex="bold"/>
    </style:style>
    <style:style style:name="P37" style:family="paragraph" style:parent-style-name="Preformatted_20_Text" style:list-style-name="L1">
      <style:text-properties fo:font-size="14pt" fo:font-weight="bold" officeooo:rsid="0012190b" officeooo:paragraph-rsid="0019fbd5" style:font-size-asian="14pt" style:font-weight-asian="bold" style:font-size-complex="14pt" style:font-weight-complex="bold"/>
    </style:style>
    <style:style style:name="P38" style:family="paragraph" style:parent-style-name="Text_20_body" style:list-style-name="L2">
      <style:text-properties fo:font-size="10.5pt" officeooo:rsid="0000e0a1" officeooo:paragraph-rsid="0011fed0" style:font-size-asian="10.5pt" style:font-size-complex="10.5pt"/>
    </style:style>
    <style:style style:name="P39" style:family="paragraph" style:parent-style-name="Text_20_body" style:list-style-name="L2">
      <style:text-properties fo:font-size="10.5pt" officeooo:rsid="00033f3b" officeooo:paragraph-rsid="0011fed0" style:font-size-asian="10.5pt" style:font-size-complex="10.5pt"/>
    </style:style>
    <style:style style:name="P40" style:family="paragraph" style:parent-style-name="Standard" style:list-style-name="L2">
      <style:paragraph-properties fo:text-align="start" style:justify-single-word="false"/>
      <style:text-properties fo:font-size="10.5pt" officeooo:rsid="0000e0a1" officeooo:paragraph-rsid="0011fed0" style:font-size-asian="10.5pt" style:font-size-complex="10.5pt"/>
    </style:style>
    <style:style style:name="T1" style:family="text">
      <style:text-properties officeooo:rsid="0011fed0"/>
    </style:style>
    <style:style style:name="T2" style:family="text">
      <style:text-properties officeooo:rsid="0001d044"/>
    </style:style>
    <style:style style:name="T3" style:family="text">
      <style:text-properties fo:font-weight="bold" style:font-weight-asian="bold" style:font-weight-complex="bold"/>
    </style:style>
    <style:style style:name="T4" style:family="text">
      <style:text-properties fo:font-weight="bold" officeooo:rsid="0001d044" style:font-weight-asian="bold" style:font-weight-complex="bold"/>
    </style:style>
    <style:style style:name="T5" style:family="text">
      <style:text-properties fo:font-weight="bold" officeooo:rsid="00010260" style:font-weight-asian="bold" style:font-weight-complex="bold"/>
    </style:style>
    <style:style style:name="T6" style:family="text">
      <style:text-properties fo:font-weight="bold" officeooo:rsid="0004d211" style:font-weight-asian="bold" style:font-weight-complex="bold"/>
    </style:style>
    <style:style style:name="T7" style:family="text">
      <style:text-properties fo:font-weight="bold" officeooo:rsid="000a09bb" style:font-weight-asian="bold" style:font-weight-complex="bold"/>
    </style:style>
    <style:style style:name="T8" style:family="text">
      <style:text-properties fo:font-weight="bold" officeooo:rsid="0022a187" style:font-weight-asian="bold" style:font-weight-complex="bold"/>
    </style:style>
    <style:style style:name="T9" style:family="text">
      <style:text-properties fo:font-weight="bold" officeooo:rsid="000a09bb" fo:background-color="#ffff00" loext:char-shading-value="0"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1d044" style:font-weight-asian="normal" style:font-weight-complex="normal"/>
    </style:style>
    <style:style style:name="T12" style:family="text">
      <style:text-properties fo:font-weight="normal" officeooo:rsid="0004d211" style:font-weight-asian="normal" style:font-weight-complex="normal"/>
    </style:style>
    <style:style style:name="T13" style:family="text">
      <style:text-properties fo:font-weight="normal" officeooo:rsid="0005e3d5" style:font-weight-asian="normal" style:font-weight-complex="normal"/>
    </style:style>
    <style:style style:name="T14" style:family="text">
      <style:text-properties fo:font-weight="normal" officeooo:rsid="000868b3" style:font-weight-asian="normal" style:font-weight-complex="normal"/>
    </style:style>
    <style:style style:name="T15" style:family="text">
      <style:text-properties fo:font-weight="normal" officeooo:rsid="000a09bb" style:font-weight-asian="normal" style:font-weight-complex="normal"/>
    </style:style>
    <style:style style:name="T16" style:family="text">
      <style:text-properties fo:font-weight="normal" officeooo:rsid="000cf39d" style:font-weight-asian="normal" style:font-weight-complex="normal"/>
    </style:style>
    <style:style style:name="T17" style:family="text">
      <style:text-properties fo:font-weight="normal" officeooo:rsid="000e96c6" style:font-weight-asian="normal" style:font-weight-complex="normal"/>
    </style:style>
    <style:style style:name="T18" style:family="text">
      <style:text-properties fo:font-weight="normal" officeooo:rsid="000ef5b6" style:font-weight-asian="normal" style:font-weight-complex="normal"/>
    </style:style>
    <style:style style:name="T19" style:family="text">
      <style:text-properties fo:font-weight="normal" officeooo:rsid="000f18b7" style:font-weight-asian="normal" style:font-weight-complex="normal"/>
    </style:style>
    <style:style style:name="T20" style:family="text">
      <style:text-properties fo:font-weight="normal" officeooo:rsid="0010d264" style:font-weight-asian="normal" style:font-weight-complex="normal"/>
    </style:style>
    <style:style style:name="T21" style:family="text">
      <style:text-properties fo:font-weight="normal" officeooo:rsid="0012d25a" style:font-weight-asian="normal" style:font-weight-complex="normal"/>
    </style:style>
    <style:style style:name="T22" style:family="text">
      <style:text-properties fo:font-weight="normal" officeooo:rsid="00144cd7" style:font-weight-asian="normal" style:font-weight-complex="normal"/>
    </style:style>
    <style:style style:name="T23" style:family="text">
      <style:text-properties fo:font-weight="normal" officeooo:rsid="001611b9" style:font-weight-asian="normal" style:font-weight-complex="normal"/>
    </style:style>
    <style:style style:name="T24" style:family="text">
      <style:text-properties fo:font-weight="normal" officeooo:rsid="00161ca8" style:font-weight-asian="normal" style:font-weight-complex="normal"/>
    </style:style>
    <style:style style:name="T25" style:family="text">
      <style:text-properties fo:font-weight="normal" officeooo:rsid="00170023" style:font-weight-asian="normal" style:font-weight-complex="normal"/>
    </style:style>
    <style:style style:name="T26" style:family="text">
      <style:text-properties fo:font-weight="normal" officeooo:rsid="0017b2e9" style:font-weight-asian="normal" style:font-weight-complex="normal"/>
    </style:style>
    <style:style style:name="T27" style:family="text">
      <style:text-properties fo:font-weight="normal" officeooo:rsid="004187c1" style:font-weight-asian="normal" style:font-weight-complex="normal"/>
    </style:style>
    <style:style style:name="T28" style:family="text">
      <style:text-properties fo:font-weight="normal" officeooo:rsid="0017f4b7" style:font-weight-asian="normal" style:font-weight-complex="normal"/>
    </style:style>
    <style:style style:name="T29" style:family="text">
      <style:text-properties fo:font-weight="normal" officeooo:rsid="00190c97" style:font-weight-asian="normal" style:font-weight-complex="normal"/>
    </style:style>
    <style:style style:name="T30" style:family="text">
      <style:text-properties fo:font-weight="normal" officeooo:rsid="001a6aad" style:font-weight-asian="normal" style:font-weight-complex="normal"/>
    </style:style>
    <style:style style:name="T31" style:family="text">
      <style:text-properties fo:font-weight="normal" officeooo:rsid="001b162f" style:font-weight-asian="normal" style:font-weight-complex="normal"/>
    </style:style>
    <style:style style:name="T32" style:family="text">
      <style:text-properties fo:font-weight="normal" officeooo:rsid="001cc922" style:font-weight-asian="normal" style:font-weight-complex="normal"/>
    </style:style>
    <style:style style:name="T33" style:family="text">
      <style:text-properties fo:font-weight="normal" officeooo:rsid="001dcb5b" style:font-weight-asian="normal" style:font-weight-complex="normal"/>
    </style:style>
    <style:style style:name="T34" style:family="text">
      <style:text-properties fo:font-weight="normal" officeooo:rsid="001ed6f1" style:font-weight-asian="normal" style:font-weight-complex="normal"/>
    </style:style>
    <style:style style:name="T35" style:family="text">
      <style:text-properties fo:font-weight="normal" officeooo:rsid="0046177d" style:font-weight-asian="normal" style:font-weight-complex="normal"/>
    </style:style>
    <style:style style:name="T36" style:family="text">
      <style:text-properties fo:font-weight="normal" officeooo:rsid="002141e6" style:font-weight-asian="normal" style:font-weight-complex="normal"/>
    </style:style>
    <style:style style:name="T37" style:family="text">
      <style:text-properties fo:font-weight="normal" officeooo:rsid="0021db9b" style:font-weight-asian="normal" style:font-weight-complex="normal"/>
    </style:style>
    <style:style style:name="T38" style:family="text">
      <style:text-properties fo:font-weight="normal" officeooo:rsid="0023acb8" style:font-weight-asian="normal" style:font-weight-complex="normal"/>
    </style:style>
    <style:style style:name="T39" style:family="text">
      <style:text-properties fo:font-weight="normal" officeooo:rsid="0023e2cc" style:font-weight-asian="normal" style:font-weight-complex="normal"/>
    </style:style>
    <style:style style:name="T40" style:family="text">
      <style:text-properties fo:font-weight="normal" officeooo:rsid="0026f189" style:font-weight-asian="normal" style:font-weight-complex="normal"/>
    </style:style>
    <style:style style:name="T41" style:family="text">
      <style:text-properties fo:font-weight="normal" officeooo:rsid="0048114d" style:font-weight-asian="normal" style:font-weight-complex="normal"/>
    </style:style>
    <style:style style:name="T42" style:family="text">
      <style:text-properties fo:font-weight="normal" officeooo:rsid="00286e8f" style:font-weight-asian="normal" style:font-weight-complex="normal"/>
    </style:style>
    <style:style style:name="T43" style:family="text">
      <style:text-properties fo:font-weight="normal" officeooo:rsid="002954ed" style:font-weight-asian="normal" style:font-weight-complex="normal"/>
    </style:style>
    <style:style style:name="T44" style:family="text">
      <style:text-properties fo:font-weight="normal" officeooo:rsid="00297911" style:font-weight-asian="normal" style:font-weight-complex="normal"/>
    </style:style>
    <style:style style:name="T45" style:family="text">
      <style:text-properties fo:font-weight="normal" officeooo:rsid="002b6504" style:font-weight-asian="normal" style:font-weight-complex="normal"/>
    </style:style>
    <style:style style:name="T46" style:family="text">
      <style:text-properties fo:font-weight="normal" officeooo:rsid="002d7f99" style:font-weight-asian="normal" style:font-weight-complex="normal"/>
    </style:style>
    <style:style style:name="T47" style:family="text">
      <style:text-properties fo:font-weight="normal" officeooo:rsid="002f4f76" style:font-weight-asian="normal" style:font-weight-complex="normal"/>
    </style:style>
    <style:style style:name="T48" style:family="text">
      <style:text-properties fo:font-weight="normal" officeooo:rsid="00309dbb" style:font-weight-asian="normal" style:font-weight-complex="normal"/>
    </style:style>
    <style:style style:name="T49" style:family="text">
      <style:text-properties fo:font-weight="normal" officeooo:rsid="0030e5b0" style:font-weight-asian="normal" style:font-weight-complex="normal"/>
    </style:style>
    <style:style style:name="T50" style:family="text">
      <style:text-properties fo:font-weight="normal" officeooo:rsid="0030f1ed" style:font-weight-asian="normal" style:font-weight-complex="normal"/>
    </style:style>
    <style:style style:name="T51" style:family="text">
      <style:text-properties fo:font-weight="normal" officeooo:rsid="0032dcab" style:font-weight-asian="normal" style:font-weight-complex="normal"/>
    </style:style>
    <style:style style:name="T52" style:family="text">
      <style:text-properties fo:font-weight="normal" officeooo:rsid="00344535" style:font-weight-asian="normal" style:font-weight-complex="normal"/>
    </style:style>
    <style:style style:name="T53" style:family="text">
      <style:text-properties fo:font-weight="normal" officeooo:rsid="00381238" style:font-weight-asian="normal" style:font-weight-complex="normal"/>
    </style:style>
    <style:style style:name="T54" style:family="text">
      <style:text-properties fo:font-weight="normal" officeooo:rsid="00369d16" style:font-weight-asian="normal" style:font-weight-complex="normal"/>
    </style:style>
    <style:style style:name="T55" style:family="text">
      <style:text-properties fo:font-weight="normal" officeooo:rsid="0038d7d7" style:font-weight-asian="normal" style:font-weight-complex="normal"/>
    </style:style>
    <style:style style:name="T56" style:family="text">
      <style:text-properties fo:font-weight="normal" officeooo:rsid="003a0bbd" style:font-weight-asian="normal" style:font-weight-complex="normal"/>
    </style:style>
    <style:style style:name="T57" style:family="text">
      <style:text-properties fo:font-weight="normal" officeooo:rsid="003ba937" style:font-weight-asian="normal" style:font-weight-complex="normal"/>
    </style:style>
    <style:style style:name="T58" style:family="text">
      <style:text-properties fo:font-weight="normal" fo:background-color="#ffff00" loext:char-shading-value="0" style:font-weight-asian="normal" style:font-weight-complex="normal"/>
    </style:style>
    <style:style style:name="T59" style:family="text">
      <style:text-properties fo:font-weight="normal" officeooo:rsid="000a09bb" fo:background-color="#ffff00" loext:char-shading-value="0" style:font-weight-asian="normal" style:font-weight-complex="normal"/>
    </style:style>
    <style:style style:name="T60" style:family="text">
      <style:text-properties fo:font-weight="normal" officeooo:rsid="0019cc95" fo:background-color="#ffff00" loext:char-shading-value="0" style:font-weight-asian="normal" style:font-weight-complex="normal"/>
    </style:style>
    <style:style style:name="T61" style:family="text">
      <style:text-properties officeooo:rsid="003e5946"/>
    </style:style>
    <style:style style:name="T62" style:family="text">
      <style:text-properties officeooo:rsid="00010260"/>
    </style:style>
    <style:style style:name="T63" style:family="text">
      <style:text-properties fo:font-variant="normal" fo:text-transform="none" fo:color="#000000" style:font-name="Cambria" fo:font-size="11pt" fo:letter-spacing="normal" fo:language="en" fo:country="US" fo:font-style="normal" style:font-name-asian="楷体" style:font-size-asian="11pt" style:language-asian="zh" style:country-asian="CN" style:font-style-asian="normal" style:font-name-complex="Cambria1" style:font-size-complex="11pt"/>
    </style:style>
    <style:style style:name="T64" style:family="text">
      <style:text-properties fo:font-variant="normal" fo:text-transform="none" fo:color="#000000" style:font-name="Cambria" fo:font-size="11pt" fo:letter-spacing="normal" fo:language="en" fo:country="US" fo:font-style="normal" fo:font-weight="bold" style:font-name-asian="楷体" style:font-size-asian="11pt" style:language-asian="zh" style:country-asian="CN" style:font-style-asian="normal" style:font-weight-asian="bold" style:font-name-complex="Cambria1" style:font-size-complex="11pt" style:font-weight-complex="bold"/>
    </style:style>
    <style:style style:name="T65" style:family="text">
      <style:text-properties fo:font-variant="normal" fo:text-transform="none" fo:color="#000000" style:font-name="Cambria" fo:font-size="11pt" fo:letter-spacing="normal" fo:language="en" fo:country="US" fo:font-style="normal" fo:font-weight="normal" style:font-name-asian="楷体" style:font-size-asian="11pt" style:language-asian="zh" style:country-asian="CN" style:font-style-asian="normal" style:font-weight-asian="normal" style:font-name-complex="Cambria1" style:font-size-complex="11pt" style:font-weight-complex="normal"/>
    </style:style>
    <style:style style:name="T66" style:family="text">
      <style:text-properties fo:font-variant="normal" fo:text-transform="none" fo:color="#000000" style:font-name="Cambria" fo:font-size="11pt" fo:letter-spacing="normal" fo:font-style="normal" style:font-name-asian="楷体" style:font-size-asian="11pt" style:font-style-asian="normal" style:font-name-complex="Cambria1" style:font-size-complex="11pt"/>
    </style:style>
    <style:style style:name="T67" style:family="text">
      <style:text-properties fo:font-variant="normal" fo:text-transform="none" fo:color="#000000" style:font-name="Cambria" fo:letter-spacing="normal" fo:language="en" fo:country="US" fo:font-style="normal" style:font-name-asian="楷体" style:language-asian="zh" style:country-asian="CN" style:font-style-asian="normal" style:font-name-complex="Cambria1"/>
    </style:style>
    <style:style style:name="T68" style:family="text">
      <style:text-properties fo:font-variant="normal" fo:text-transform="none" fo:color="#000000" style:font-name="Cambria" fo:letter-spacing="normal" fo:language="en" fo:country="US" fo:font-style="normal" fo:font-weight="bold" style:font-name-asian="楷体" style:language-asian="zh" style:country-asian="CN" style:font-style-asian="normal" style:font-weight-asian="bold" style:font-name-complex="Cambria1" style:font-weight-complex="bold"/>
    </style:style>
    <style:style style:name="T69" style:family="text">
      <style:text-properties fo:font-variant="normal" fo:text-transform="none" fo:color="#000000" style:font-name="Cambria" fo:letter-spacing="normal" fo:language="en" fo:country="US" fo:font-style="normal" fo:font-weight="bold" officeooo:rsid="0022a187" style:font-name-asian="楷体" style:language-asian="zh" style:country-asian="CN" style:font-style-asian="normal" style:font-weight-asian="bold" style:font-name-complex="Cambria1" style:font-weight-complex="bold"/>
    </style:style>
    <style:style style:name="T70" style:family="text">
      <style:text-properties fo:font-variant="normal" fo:text-transform="none" fo:color="#000000" style:font-name="Cambria" fo:letter-spacing="normal" fo:language="en" fo:country="US" fo:font-style="normal" fo:font-weight="normal" style:font-name-asian="楷体" style:language-asian="zh" style:country-asian="CN" style:font-style-asian="normal" style:font-weight-asian="normal" style:font-name-complex="Cambria1" style:font-weight-complex="normal"/>
    </style:style>
    <style:style style:name="T71" style:family="text">
      <style:text-properties fo:font-variant="normal" fo:text-transform="none" fo:color="#000000" style:font-name="Cambria" fo:letter-spacing="normal" fo:font-style="normal" style:font-name-asian="楷体" style:font-style-asian="normal" style:font-name-complex="Cambria1"/>
    </style:style>
    <style:style style:name="T72" style:family="text">
      <style:text-properties officeooo:rsid="0012190b"/>
    </style:style>
    <style:style style:name="T73" style:family="text">
      <style:text-properties officeooo:rsid="00066b0c"/>
    </style:style>
    <style:style style:name="T74" style:family="text">
      <style:text-properties officeooo:rsid="00062575"/>
    </style:style>
    <style:style style:name="T75" style:family="text">
      <style:text-properties officeooo:rsid="000789a6"/>
    </style:style>
    <style:style style:name="T76" style:family="text">
      <style:text-properties officeooo:rsid="000cfc5b"/>
    </style:style>
    <style:style style:name="T77" style:family="text">
      <style:text-properties officeooo:rsid="0004d211"/>
    </style:style>
    <style:style style:name="T78" style:family="text">
      <style:text-properties officeooo:rsid="000a09bb"/>
    </style:style>
    <style:style style:name="T79" style:family="text">
      <style:text-properties officeooo:rsid="0011851e"/>
    </style:style>
    <style:style style:name="T80" style:family="text">
      <style:text-properties officeooo:rsid="0011b429"/>
    </style:style>
    <style:style style:name="T81" style:family="text">
      <style:text-properties fo:background-color="#ffff00" loext:char-shading-value="0"/>
    </style:style>
    <style:style style:name="T82" style:family="text">
      <style:text-properties officeooo:rsid="000a09bb" fo:background-color="#ffff00" loext:char-shading-value="0"/>
    </style:style>
    <style:style style:name="T83" style:family="text">
      <style:text-properties officeooo:rsid="004187c1"/>
    </style:style>
    <style:style style:name="T84" style:family="text">
      <style:text-properties officeooo:rsid="0023acb8"/>
    </style:style>
    <style:style style:name="T85" style:family="text">
      <style:text-properties officeooo:rsid="0028f001"/>
    </style:style>
    <style:style style:name="T86" style:family="text">
      <style:text-properties officeooo:rsid="003fadc4"/>
    </style:style>
    <style:style style:name="T87" style:family="text">
      <style:text-properties officeooo:rsid="003052e6"/>
    </style:style>
    <style:style style:name="T88" style:family="text">
      <style:text-properties officeooo:rsid="0019fbd5"/>
    </style:style>
    <style:style style:name="T89" style:family="text">
      <style:text-properties officeooo:rsid="001b9330"/>
    </style:style>
    <style:style style:name="T90" style:family="text">
      <style:text-properties officeooo:rsid="001c8226"/>
    </style:style>
    <style:style style:name="T91" style:family="text">
      <style:text-properties officeooo:rsid="0020a54c"/>
    </style:style>
    <style:style style:name="T92" style:family="text">
      <style:text-properties officeooo:rsid="0022a187"/>
    </style:style>
    <style:style style:name="T93" style:family="text">
      <style:text-properties officeooo:rsid="0025b0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实验总结与讨论提纲</text:p>
      <text:p text:style-name="P17"/>
      <text:p text:style-name="P18">目录结构</text:p>
      <text:list xml:id="list3294729668152053953" text:style-name="L1">
        <text:list-item>
          <text:p text:style-name="P35">WSC问题分类以及实验总结----------------------<text:span text:style-name="T88">Page 1</text:span></text:p>
        </text:list-item>
        <text:list-item>
          <text:p text:style-name="P35">R-NET输出结果------------------------------<text:span text:style-name="T88">Page 2</text:span></text:p>
        </text:list-item>
        <text:list-item>
          <text:p text:style-name="P35">添加的背景知识结果---------------------------<text:span text:style-name="T88">Page 3</text:span></text:p>
        </text:list-item>
        <text:list-item>
          <text:p text:style-name="P35">翻译为z3可用的语言结果----------------------见压缩包</text:p>
        </text:list-item>
        <text:list-item>
          <text:p text:style-name="P35">讨论提纲-----------------------------------<text:span text:style-name="T88">Page 14</text:span></text:p>
        </text:list-item>
      </text:list>
      <text:p text:style-name="Preformatted_20_Text"/>
      <text:p text:style-name="P18"/>
      <text:list xml:id="list94819438137147" text:continue-numbering="true" text:style-name="L1">
        <text:list-header>
          <text:p text:style-name="P36">WSC问题分类以及实验总结：</text:p>
        </text:list-header>
      </text:list>
      <text:p text:style-name="P16"/>
      <table:table table:name="表格1" table:style-name="表格1">
        <table:table-column table:style-name="表格1.A"/>
        <table:table-column table:style-name="表格1.B"/>
        <table:table-row>
          <table:table-cell table:style-name="表格1.A1" office:value-type="string">
            <text:p text:style-name="P27">Class</text:p>
          </table:table-cell>
          <table:table-cell table:style-name="表格1.B1" office:value-type="string">
            <text:p text:style-name="P27">Question Number</text:p>
          </table:table-cell>
        </table:table-row>
        <table:table-row>
          <table:table-cell table:style-name="表格1.A2" office:value-type="string">
            <text:p text:style-name="P27">谓词间的直接关联</text:p>
            <text:p text:style-name="P27">直接关联又分为一元谓词推倒二元谓词，二元谓词推倒一元谓词，二元谓词推倒二元谓词。</text:p>
          </table:table-cell>
          <table:table-cell table:style-name="表格1.B2" office:value-type="string">
            <text:p text:style-name="P27">1.2.3.4.5.6.7.8.10.11.12.13.15.16.17.18.19.<text:span text:style-name="T73">21.22.23.24.25.26.31.32.34.37.39.40.42.46.49.52.53.54.57.58.59.61.62.63.64.65.67.70</text:span></text:p>
          </table:table-cell>
        </table:table-row>
        <table:table-row>
          <table:table-cell table:style-name="表格1.A2" office:value-type="string">
            <text:p text:style-name="P28">多谓词关联</text:p>
          </table:table-cell>
          <table:table-cell table:style-name="表格1.B2" office:value-type="string">
            <text:p text:style-name="P27">9.<text:span text:style-name="T73">33.35.44.45.48.50.55.56.66.68.69.</text:span></text:p>
          </table:table-cell>
        </table:table-row>
        <table:table-row>
          <table:table-cell table:style-name="表格1.A2" office:value-type="string">
            <text:p text:style-name="P28">连接解析，连接包括<text:span text:style-name="T74">because, so, and, but, although, where, after</text:span></text:p>
          </table:table-cell>
          <table:table-cell table:style-name="表格1.B2" office:value-type="string">
            <text:p text:style-name="P27">20.<text:span text:style-name="T73">27.28.29.36.38.51</text:span></text:p>
          </table:table-cell>
        </table:table-row>
        <table:table-row>
          <table:table-cell table:style-name="表格1.A2" office:value-type="string">
            <text:p text:style-name="P28">不需要<text:span text:style-name="T74">KB，基于文本直接推理。</text:span></text:p>
          </table:table-cell>
          <table:table-cell table:style-name="表格1.B2" office:value-type="string">
            <text:p text:style-name="P27">14</text:p>
          </table:table-cell>
        </table:table-row>
        <table:table-row>
          <table:table-cell table:style-name="表格1.A2" office:value-type="string">
            <text:p text:style-name="P28">无特定类型</text:p>
          </table:table-cell>
          <table:table-cell table:style-name="表格1.B2" office:value-type="string">
            <text:p text:style-name="P29">30.41.43.47.<text:span text:style-name="T75">60</text:span></text:p>
          </table:table-cell>
        </table:table-row>
        <table:table-row>
          <table:table-cell table:style-name="表格1.A2" office:value-type="string">
            <text:p text:style-name="P30"><text:span text:style-name="T89">WSC问题分类</text:span>总结：</text:p>
          </table:table-cell>
          <table:table-cell table:style-name="表格1.B2" office:value-type="string">
            <text:p text:style-name="P29">谓词间的直接关联类型句子基本可以由<text:span text:style-name="T76">z3解决，多谓词关联的一部分可以由z3解决，</text:span></text:p>
            <text:p text:style-name="P29">连词解析的暂时没想到如何添加<text:span text:style-name="T76">KB，</text:span></text:p>
            <text:p text:style-name="P29">直接推理的可以由<text:span text:style-name="T90">z3</text:span>解决，</text:p>
            <text:p text:style-name="P29">无特定类型的也比较难添加<text:span text:style-name="T76">KB。</text:span></text:p>
          </table:table-cell>
        </table:table-row>
        <table:table-row>
          <table:table-cell table:style-name="表格1.A2" office:value-type="string">
            <text:p text:style-name="P30"><text:span text:style-name="T72">Z3</text:span>已解决的问题序号：</text:p>
          </table:table-cell>
          <table:table-cell table:style-name="表格1.B2" office:value-type="string">
            <text:p text:style-name="P32">1.2.3.4.5.6.7.8.10.11.12.13.15.17.18.19.21.20.23.24.25.26.32.34.35.37.39.40.42.46.48.49.52.53.54.55.56.57.58.<text:span text:style-name="T91">61.62.63.64.65.67.68.69</text:span></text:p>
          </table:table-cell>
        </table:table-row>
        <table:table-row>
          <table:table-cell table:style-name="表格1.A2" office:value-type="string">
            <text:p text:style-name="P31">R-NET已解决的问题序号：</text:p>
          </table:table-cell>
          <table:table-cell table:style-name="表格1.B2" office:value-type="string">
            <text:p text:style-name="P32">无</text:p>
          </table:table-cell>
        </table:table-row>
        <table:table-row>
          <table:table-cell table:style-name="表格1.A2" office:value-type="string">
            <text:p text:style-name="P31">实验总结<text:span text:style-name="T89">：</text:span></text:p>
          </table:table-cell>
          <table:table-cell table:style-name="表格1.B2" office:value-type="string">
            <text:p text:style-name="P33">z3可以解决WSC部分问题，剩余不能解决的问题原因有两个<text:span text:style-name="T90">：</text:span></text:p>
            <text:p text:style-name="P34">一是不知道如何为该问题添加KB，二是将背景知识转化为z3可用的语言时，约束条件不够强，z3可以得到不唯一的模型，因而z3无法给出问题的正确的唯一答案。</text:p>
            <text:p text:style-name="P33">R-NET无法解决<text:span text:style-name="T90">WSC所有的问题</text:span>。原因可能是因为R-NET无法把我们人工添加的背景知识和WSC句子联系起来，R-NET模型缺少这样的训练数据。</text:p>
          </table:table-cell>
        </table:table-row>
      </table:table>
      <text:p text:style-name="P23"/>
      <text:p text:style-name="P25"/>
      <text:p text:style-name="P26"/>
      <text:p text:style-name="P25"><text:soft-page-break/></text:p>
      <text:list xml:id="list94818167508923" text:continue-numbering="true" text:style-name="L1">
        <text:list-header>
          <text:p text:style-name="P36">R-NET输出结果：</text:p>
        </text:list-header>
      </text:list>
      <text:p text:style-name="P15"><draw:frame draw:style-name="fr1" draw:name="图像1" text:anchor-type="paragraph" svg:x="0.603cm" svg:y="0.316cm" svg:width="14.129cm" svg:height="1.693cm" draw:z-index="0"><draw:image xlink:href="Pictures/1000000000000216000000409FC091FD2F6E48F3.png" xlink:type="simple" xlink:show="embed" xlink:actuate="onLoad"/></draw:frame></text:p>
      <text:p text:style-name="P15"/>
      <text:p text:style-name="P15"/>
      <text:p text:style-name="P15"/>
      <text:p text:style-name="P15"/>
      <text:p text:style-name="P15"/>
      <text:p text:style-name="P20"><text:span text:style-name="T3">前五个</text:span>是WSC测例<text:span text:style-name="T92">，</text:span><text:span text:style-name="T3">后三个</text:span>是SQuAD测例。总共八个测例<text:span text:style-name="T92">。start和end表示答案中开始的单词的序号和结束的单词的序号，如1/16表示第一道题的答案是第一个单词到第16个单词，即 “If person A refuse person B a permit, person A might fear violence or person B might advocate violence.”这句话。</text:span></text:p>
      <text:p text:style-name="P20"><text:span text:style-name="T92">（</text:span><text:span text:style-name="T8">注1：</text:span>对于<text:span text:style-name="T92">R-NET只用五个测例是因为要把WSC数据集写成R-NET能用的数据格式比较繁琐，为节省时间所以只用五个测例。从这五个WSC测例可以看出，R-NET输出的答案都是错的，有的甚至输出为[0 0]即找不到答案。）</text:span></text:p>
      <text:p text:style-name="P21">（<text:span text:style-name="T3">注2：</text:span>后面加入三个SQuAD测例是为验证数据文件的格式是否准确，如果对R-NET对后面的SQuAD测例输出正确答案，则证明数据文件的格式正确，即R-NET得不处WSC问题的正确答案不是因为数据文件格式的问题。）</text:p>
      <text:p text:style-name="P20"/>
      <text:p text:style-name="P20">结论：基于R-NET的问答系统在缺少WSC数据集去进行训练的情况下，只能用于回答SQuAD数据集的问题。</text:p>
      <text:p text:style-name="P15"/>
      <text:p text:style-name="P19">五个<text:span text:style-name="T1">WSC测例为：</text:span></text:p>
      <text:list xml:id="list1873574446533045621" text:style-name="L2">
        <text:list-item>
          <text:p text:style-name="P38">The city councilmen refused the demonstrators a permit because they [feared/advocated] violence. Who [feared/advocated] violence?</text:p>
          <text:p text:style-name="P38"><text:span text:style-name="T2">(</text:span><text:span text:style-name="T4">Knowledge</text:span><text:span text:style-name="T11">: </text:span><text:s/><text:span text:style-name="T61">If person A refuse person B a permit, person A might fear violence or person B might advocate violence.)</text:span></text:p>
          <text:p text:style-name="P38">Answers: The city councilmen/the demonstrators.</text:p>
        </text:list-item>
        <text:list-item>
          <text:p text:style-name="P38">The trophy doesn't fit into the brown suitcase because it's too [small/large]. What is too [small/large]? <text:s text:c="2"/></text:p>
          <text:p text:style-name="P38"><text:span text:style-name="T62">(</text:span><text:span text:style-name="T5">Knowledge</text:span><text:span text:style-name="T62">: If thing A doesn’t fit into thing B, we know A is big and B is small.)</text:span></text:p>
          <text:p text:style-name="P38">Answers:The suitcase/the trophy.</text:p>
        </text:list-item>
        <text:list-item>
          <text:p text:style-name="P38">Joan made sure to thank Susan for all the help she had [given/received]. Who had [given/received] help? </text:p>
          <text:p text:style-name="P39">(<text:span text:style-name="T3">Knowledge: </text:span><text:span text:style-name="T10">If person A thank person B, we know B gives help to A or A receive helps from B)</text:span></text:p>
          <text:p text:style-name="P38">Answers: Susan/Joan.</text:p>
        </text:list-item>
        <text:list-item>
          <text:p text:style-name="P38">Paul tried to call George on the phone, but he wasn't [successful/available]. Who was not [successful/available]? </text:p>
          <text:p text:style-name="P40"><text:span text:style-name="T67">(</text:span><text:span text:style-name="T68">Knowl</text:span><text:span text:style-name="T69">edge</text:span><text:span text:style-name="T68">: </text:span><text:span text:style-name="T70">If person A try to call person B, person A might be not successful and person B might be not available.</text:span><text:span text:style-name="T67">)</text:span><text:span text:style-name="T71"> </text:span></text:p>
          <text:p text:style-name="P38">Answers: Paul/George</text:p>
        </text:list-item>
        <text:list-item>
          <text:p text:style-name="P38">The lawyer asked the witness a question, but he was reluctant to [answer/repeat] it . Who was reluctant to [answer/repeat] the question? </text:p>
          <text:p text:style-name="P40"><text:span text:style-name="T67">(</text:span><text:span text:style-name="T68">K</text:span><text:span text:style-name="T69">nowledge</text:span><text:span text:style-name="T70">: If person A asks person B a question, person A might not repeat the question again and person B might not answer the question.)</text:span><text:span text:style-name="T71"> </text:span></text:p>
          <text:p text:style-name="P38">Answers: The witness/the lawyer.</text:p>
        </text:list-item>
      </text:list>
      <text:p text:style-name="P1"/>
      <text:p text:style-name="P1"/>
      <text:list xml:id="list94818483445317" text:continue-list="list94818167508923" text:style-name="L1">
        <text:list-header>
          <text:p text:style-name="P36"><text:soft-page-break/>添加的背景知识结果：（高亮部分为暂时不知道如何添加背景知识的部分）</text:p>
          <text:p text:style-name="P36"/>
        </text:list-header>
      </text:list>
      <text:p text:style-name="P3">The city councilmen refused the demonstrators a permit because they [feared/advocated] violence. Who [feared/advocated] violence?</text:p>
      <text:p text:style-name="P3"><text:span text:style-name="T2">(</text:span><text:span text:style-name="T4">Knowledge</text:span><text:span text:style-name="T11">: </text:span><text:s/><text:span text:style-name="T61">If person A refuse person B a permit, person A might fear violence or person B might advocate violence.)</text:span></text:p>
      <text:p text:style-name="P3">Answers: The city councilmen/the demonstrators.</text:p>
      <text:p text:style-name="P3">Comment: This was the version published in (Winograd 1972). Winograd's earlier Ph.D. thesis (1970) has it in a slightly different form: "The city councilmen refused to give the women a permit for a demonstration because they [feared/advocated] violence". Winograd observes that finding the correct reference resolution would matter if one were translating the sentence into French, because of the gender of "they".</text:p>
      <text:p text:style-name="P3"/>
      <text:p text:style-name="P3">The trophy doesn't fit into the brown suitcase because it's too [small/large]. What is too [small/large]? <text:s text:c="2"/></text:p>
      <text:p text:style-name="P3"><text:span text:style-name="T62">(</text:span><text:span text:style-name="T5">Knowledge</text:span><text:span text:style-name="T62">: If thing A doesn’t fit into thing B, we know A is big and B is small.)</text:span></text:p>
      <text:p text:style-name="P3">Answers:The suitcase/the trophy.</text:p>
      <text:p text:style-name="P3">Joan made sure to thank Susan for all the help she had [given/received]. Who had [given/received] help? </text:p>
      <text:p text:style-name="P4">(<text:span text:style-name="T3">Knowledge: </text:span><text:span text:style-name="T10">If person A thank person B, we know B gives help to A or A receive helps from B)</text:span></text:p>
      <text:p text:style-name="P3">Answers: Susan/Joan.</text:p>
      <text:p text:style-name="P3">Paul tried to call George on the phone, but he wasn't [successful/available]. Who was not [successful/available]? </text:p>
      <text:p text:style-name="P22"><text:span text:style-name="T63">(</text:span><text:span text:style-name="T64">KB: </text:span><text:span text:style-name="T65">If person A try to call person B, person A might be not successful and person B might be not available.</text:span><text:span text:style-name="T63">)</text:span><text:span text:style-name="T66"> </text:span></text:p>
      <text:p text:style-name="P3">Answers: Paul/George</text:p>
      <text:p text:style-name="P3">The lawyer asked the witness a question, but he was reluctant to [answer/repeat] it . Who was reluctant to [answer/repeat] the question? </text:p>
      <text:p text:style-name="P22"><text:span text:style-name="T63">(</text:span><text:span text:style-name="T64">KB</text:span><text:span text:style-name="T65">: If person A asks person B a question, person A might not repeat the question again and person B might not answer the question.)</text:span><text:span text:style-name="T66"> </text:span></text:p>
      <text:p text:style-name="P3">Answers: The witness/the lawyer.</text:p>
      <text:p text:style-name="P3">The delivery truck zoomed by the school bus because it was going so [fast/slow]. What was going so [fast/slow]? </text:p>
      <text:p text:style-name="P22"><text:span text:style-name="T63">(</text:span><text:span text:style-name="T64">KB</text:span><text:span text:style-name="T65">:If car A zooms by car B, car A goes so fast or car B goes so slow.)</text:span></text:p>
      <text:p text:style-name="P3">Answers: The truck/the bus</text:p>
      <text:p text:style-name="P3">Frank felt [vindicated/crushed] when his longtime rival Bill revealed that he was the winner of the <text:soft-page-break/>competition. Who was the winner of the competition? </text:p>
      <text:p text:style-name="P22"><text:span text:style-name="T63">(</text:span><text:span text:style-name="T64">KB</text:span><text:span text:style-name="T65">:If person B, who is person A’s rival, is the winner of the competition, person B will feel vindicated and </text:span><text:bookmark text:name="_GoBack"/><text:span text:style-name="T65">person A will feel crushed.)</text:span><text:span text:style-name="T66"> </text:span></text:p>
      <text:p text:style-name="P3">Answers: Frank/Bill</text:p>
      <text:p text:style-name="P3">The man couldn't lift his son because he was so [weak/heavy]. Who was [weak/heavy]? </text:p>
      <text:p text:style-name="P24"><text:span text:style-name="T63">(</text:span><text:span text:style-name="T64">KB</text:span><text:span text:style-name="T65">: If person A couldn’t lift person B, person A is weak or person B is heavy.)</text:span></text:p>
      <text:p text:style-name="P3">Answers: The man/the son.</text:p>
      <text:p text:style-name="P3">The large ball crashed right through the table because it was made of [steel/styrofoam]. What was made of [steel/styrofoam]? <text:line-break/><text:span text:style-name="T77">(</text:span><text:span text:style-name="T6">KB</text:span><text:span text:style-name="T12">: </text:span><text:span text:style-name="T13">If thing A crashes right through thing B, thing A is solid or thing B is fragile. Steel is solid. Styrofoam is fragile. If thing A is made of thing B and thing B is solid, thing A is solid. If thing A is made of thing B and thing B is fragile, thing A is fragile.</text:span><text:span text:style-name="T77">)</text:span></text:p>
      <text:p text:style-name="P3">Answers: The ball/the table.</text:p>
      <text:p text:style-name="P3">John couldn't see the stage with Billy in front of him because he is so [short/tall]. Who is so [short/tall]? </text:p>
      <text:p text:style-name="P6">(<text:span text:style-name="T3">KB</text:span><text:span text:style-name="T10">: </text:span><text:span text:style-name="T14">If person A couldn’t see something with person B in front of him, person A is short or person B is tall.</text:span><text:span text:style-name="T10">)</text:span></text:p>
      <text:p text:style-name="P3">Answers: John/Billy.</text:p>
      <text:p text:style-name="P3">Tom threw his schoolbag down to Ray after he reached the [top/bottom] of the stairs. Who reached the [top/bottom] of the stairs?</text:p>
      <text:p text:style-name="P3"><text:span text:style-name="T78">(</text:span><text:span text:style-name="T7">KB</text:span><text:span text:style-name="T15">: If person A throws something down to person B, person A is at the top and person B is at the bottom.)</text:span> </text:p>
      <text:p text:style-name="P3">Answers: Tom/Ray.</text:p>
      <text:p text:style-name="P3">Although they ran at about the same speed, Sue beat Sally because she had such a [good/bad] start. Who had a [good/bad] start? </text:p>
      <text:p text:style-name="P3"><text:span text:style-name="T78">(</text:span><text:span text:style-name="T7">KB</text:span><text:span text:style-name="T15">: </text:span><text:span text:style-name="T16">If person A beats person B at a run with the same speed, person A has a good start or person B has bad start.</text:span><text:span text:style-name="T15">)</text:span></text:p>
      <text:p text:style-name="P3">Answers: Sue/Sally.</text:p>
      <text:p text:style-name="P3">The sculpture rolled off the shelf because it wasn't [anchored/level]. What wasn't [anchored/level]? </text:p>
      <text:p text:style-name="P3"><text:span text:style-name="T78">(</text:span><text:span text:style-name="T7">KB</text:span><text:span text:style-name="T15">: </text:span><text:span text:style-name="T16">If thing A rolls off thing B, thing A isn’t anchored or thing B isn’t level</text:span><text:span text:style-name="T15">)</text:span></text:p>
      <text:p text:style-name="P3">Answers: The sculpture/the shelf.</text:p>
      <text:p text:style-name="P3">Sam's drawing was hung just above Tina's and it did look much better with another one [below/above] it. Which looked better? </text:p>
      <text:p text:style-name="P3"><text:span text:style-name="T78">(</text:span><text:span text:style-name="T7">KB</text:span><text:span text:style-name="T15">: </text:span><text:span text:style-name="T17">don’t need KB</text:span><text:span text:style-name="T15">)</text:span></text:p>
      <text:p text:style-name="P3">Answers: Sam's drawing/Tina's drawing.</text:p>
      <text:p text:style-name="P3"><text:soft-page-break/>Anna did a lot [better/worse] than her good friend Lucy on the test because she had studied so hard. Who studied hard?</text:p>
      <text:p text:style-name="P3"><text:span text:style-name="T78">(</text:span><text:span text:style-name="T7">KB</text:span><text:span text:style-name="T15">: </text:span><text:span text:style-name="T18">If person A <text:s/>does better than person B, person A studies hard. If person A does worse than person B, person B studies hard.</text:span><text:span text:style-name="T15">)</text:span> </text:p>
      <text:p text:style-name="P3">Answers: Anna/Lucy</text:p>
      <text:p text:style-name="P3">The firemen arrived [after/before] the police because they were coming from so far away. Who came from far away? </text:p>
      <text:p text:style-name="P3"><text:span text:style-name="T78">(</text:span><text:span text:style-name="T7">KB</text:span><text:span text:style-name="T15">: </text:span><text:span text:style-name="T19">If person A arrives after person B, person A comes from far away. If person A arrives before person B, person B comes from far away.</text:span><text:span text:style-name="T15">)</text:span></text:p>
      <text:p text:style-name="P3">Answers: The firemen/the police.</text:p>
      <text:p text:style-name="P3">Frank was upset with Tom because the toaster he had [bought from/sold to] him didn't work. Who had [bought/sold] the toaster? </text:p>
      <text:p text:style-name="P3"><text:span text:style-name="T78">(</text:span><text:span text:style-name="T7">KB</text:span><text:span text:style-name="T15">: </text:span><text:span text:style-name="T20">If person A is upset with person B, something person A bought from person B doesn’t work or something person B sold to person A doesn’t work.</text:span><text:span text:style-name="T15">)</text:span></text:p>
      <text:p text:style-name="P3">Answers: Frank/Tom.</text:p>
      <text:p text:style-name="P3">Jim [yelled at/comforted] Kevin because he was so upset. Who was upset?</text:p>
      <text:p text:style-name="P3"><text:span text:style-name="T79">(If person A is upset, person A might yell at somebody or somebody might comfort person A.)</text:span> </text:p>
      <text:p text:style-name="P3">Answers: Jim/Kevin.</text:p>
      <text:p text:style-name="P3">The sack of potatoes had been placed [above/below] the bag of flour, so it had to be moved first. What had to be moved first?</text:p>
      <text:p text:style-name="P3"><text:span text:style-name="T80">(If thing A is placed above thing B, thing A has to be moved first. If thing A is placed below thing B, thing B has to be moved first.) </text:span><text:s/></text:p>
      <text:p text:style-name="P3">Answers: The sack of potatoes/the bag of flour.</text:p>
      <text:p text:style-name="P3">Pete<text:span text:style-name="T81"> envies Martin [because/although] he is very successful. Who is very successful? </text:span></text:p>
      <text:p text:style-name="P7">(<text:span text:style-name="T83">KB:)</text:span></text:p>
      <text:p text:style-name="P3">Answers: Martin/Pete.</text:p>
      <text:p text:style-name="P3">I was trying to balance the bottle upside down on the table, but I couldn't do it because it was so [top-heavy/uneven]. What was [top-heavy/uneven]? </text:p>
      <text:p text:style-name="P3"><text:span text:style-name="T7">(KB</text:span><text:span text:style-name="T15">: </text:span><text:span text:style-name="T21">If somebody couldn’t balance thing A on thing B, thing A is top-heavy or thing B is uneven.)</text:span></text:p>
      <text:p text:style-name="P3">Answers: the bottle/the table.</text:p>
      <text:p text:style-name="P3">I spread the cloth on the table in order to [protect/display] it. To [protect/display] what? </text:p>
      <text:p text:style-name="P5"><text:span text:style-name="T78">(KB</text:span><text:span text:style-name="T15">: </text:span><text:span text:style-name="T22">If somebody spread thing A on thing B, he wants to protect thing B or display thing A.)</text:span></text:p>
      <text:p text:style-name="P3">Answers: the table/the cloth.</text:p>
      <text:p text:style-name="P3">The older students were bullying the younger ones, so we [rescued/punished] them. Whom did we <text:soft-page-break/>[rescue/punish]? </text:p>
      <text:p text:style-name="P3"><text:span text:style-name="T78">(</text:span><text:span text:style-name="T7">KB</text:span><text:span text:style-name="T15">: </text:span><text:span text:style-name="T23">If person A bully person B, there will be somebody to rescue person B or to punish person A)</text:span></text:p>
      <text:p text:style-name="P3">Answers: The younger students/the older students.</text:p>
      <text:p text:style-name="P3">I poured water from the bottle into the cup until it was [full/empty]. What was [full/empty]? </text:p>
      <text:p text:style-name="P3"><text:span text:style-name="T78">(</text:span><text:span text:style-name="T7">KB</text:span><text:span text:style-name="T15">: </text:span><text:span text:style-name="T23">If somebody pours something from thing A into thing B, thing A will be empty or thing B will be full.)</text:span></text:p>
      <text:p text:style-name="P3">Answers: The cup/the bottle.</text:p>
      <text:p text:style-name="P3">Susan knows all about Ann's personal problems because she is [nosy/indiscreet]. Who is [nosy/indiscreet]? </text:p>
      <text:p text:style-name="P3"><text:span text:style-name="T78">(</text:span><text:span text:style-name="T7">KB</text:span><text:span text:style-name="T15">: </text:span><text:span text:style-name="T23">If person A is nosy, person A will know about somebody’s personal problems. If person A is indiscreet, somebody will know about person A’s personal problems.)</text:span></text:p>
      <text:p text:style-name="P3">Answers: Susan/Anne.</text:p>
      <text:p text:style-name="P3">Sid explained his theory to Mark but he couldn't [convince/understand] him. Who did not [convince/understand] whom? </text:p>
      <text:p text:style-name="P3"><text:span text:style-name="T78">(</text:span><text:span text:style-name="T7">KB</text:span><text:span text:style-name="T15">: </text:span><text:span text:style-name="T24">If person A explains something to person B, person A might not convince person B or person B might not understand person A.)</text:span></text:p>
      <text:p text:style-name="P3">Answer Pair A: Sid did not convince Mark/Mark did not convince Sid. </text:p>
      <text:p text:style-name="P3">Answer Pair B: Sid did not understand Mark/Mark did not understand Sid. </text:p>
      <text:p text:style-name="P3">Comment: Winograd schema in the broad sense, since the question asks about two pronouns.</text:p>
      <text:p text:style-name="P3">Susan knew that Ann's son had been in a car accident, [so/because] she told her about it. Who told the other about the a<text:span text:style-name="T81">ccident? </text:span></text:p>
      <text:p text:style-name="P8"><text:span text:style-name="T78">(</text:span><text:span text:style-name="T7">KB</text:span><text:span text:style-name="T15">: </text:span><text:span text:style-name="T24">how to add KB for so and because.)</text:span></text:p>
      <text:p text:style-name="P3">Answers: Susan/Ann.</text:p>
      <text:p text:style-name="P3">Comment: There is a large literature on "implicit causality" and "implicit consequentiality" biases (see, for example, (Hartshorne, 2013), (Kehler et al. 2008)), in which a comprehender obtains a preference for the antecedent of a pronoun in a second clause based on the content of the first clause and the connective, before seeing the content of the second clause. These are often associated with "so" and "because". For example seeing:</text:p>
      <text:p text:style-name="P3"/>
      <text:p text:style-name="P3">"Sally frightened Mary because she ..." people interpret "she" as Sally. </text:p>
      <text:p text:style-name="P3">"Sally loves Mary because she ..." people interpret "she" as Mary. </text:p>
      <text:p text:style-name="P3">"Sally frightened Mary, so she ..." people interpret "she" as Mary. </text:p>
      <text:p text:style-name="P3">"Sally loves Mary, so she ..." people interpret "she" as Sally. </text:p>
      <text:p text:style-name="P3">If there are biases that favor the correct disambiguation in our example here, and if the direction of <text:soft-page-break/>the biases can be determined purely from linguistic characteristics of the first clause e.g. from the use of the verb "knew", then this is not a valid Winograd schema, because an automated understander could do better than chance on this without employing world knowledge. However, I currently have no reason to think that this is the case.</text:p>
      <text:p text:style-name="P3"/>
      <text:p text:style-name="P3">Joe<text:span text:style-name="T81">'s uncle can still beat him at tennis, even though he is 30 years [older/younger]. Who is [older/younger]? </text:span></text:p>
      <text:p text:style-name="P8"><text:span text:style-name="T78">(</text:span><text:span text:style-name="T7">KB</text:span><text:span text:style-name="T15">: </text:span><text:span text:style-name="T24">how to add KB for even though)</text:span></text:p>
      <text:p text:style-name="P3">Answers:Joe's uncle/Joe.</text:p>
      <text:p text:style-name="P3">Comment: Note the following results of Google search (1/9/11).</text:p>
      <text:p text:style-name="P3"/>
      <text:p text:style-name="P3"><text:s text:c="26"/>"uncle older" <text:s text:c="3"/>14,500,000 </text:p>
      <text:p text:style-name="P3"><text:s text:c="26"/>"uncle younger" <text:s text:c="2"/>9,630,000 </text:p>
      <text:p text:style-name="P3"><text:s text:c="26"/>"older" <text:s text:c="8"/>357,000,000 </text:p>
      <text:p text:style-name="P3"><text:s text:c="26"/>"younger" <text:s text:c="7"/>93,000,000</text:p>
      <text:p text:style-name="P3">Thus "uncle" is not particularly associated with "older".</text:p>
      <text:p text:style-name="P8">The police left the house and went into the garage, [where/after] they found the murder weapon. Where did they find the murder weapon? </text:p>
      <text:p text:style-name="P8"><text:span text:style-name="T78">(</text:span><text:span text:style-name="T7">KB</text:span><text:span text:style-name="T15">: </text:span><text:span text:style-name="T24">how to add KB for conjunction)</text:span></text:p>
      <text:p text:style-name="P3">Answers: In the garage/in the house.</text:p>
      <text:p text:style-name="P3">Comment: "after" is perhaps slightly awkward here. Winograd schema in the broad sense, since there is no ambiguous pronoun.</text:p>
      <text:p text:style-name="P3"/>
      <text:p text:style-name="P3">The painting in Mark's living room shows an oak tree. It is to the right of [the bookcase/a <text:span text:style-name="T81">house]. What is to the right of [the bookcase/a house]? </text:span></text:p>
      <text:p text:style-name="P8"><text:span text:style-name="T78">(</text:span><text:span text:style-name="T7">KB</text:span><text:span text:style-name="T15">: </text:span><text:span text:style-name="T25">I don’t know)</text:span></text:p>
      <text:p text:style-name="P8">Answers: The painting/the tree.</text:p>
      <text:p text:style-name="P3">There is a gap in the wall. You can see the garden [through/behind] it. You can see the garden [through/behind] what? </text:p>
      <text:p text:style-name="P3"><text:span text:style-name="T78">(</text:span><text:span text:style-name="T7">KB</text:span><text:span text:style-name="T15">: </text:span><text:span text:style-name="T25">see sth through the gap, see sth behind the wall) </text:span></text:p>
      <text:p text:style-name="P3">Answers: The gap/the wall.</text:p>
      <text:p text:style-name="P3">Comment. The syntax of the question is strictly incorrect, but ``[Behind/through] what can you see the garden?'' is almost incomprehensible.</text:p>
      <text:p text:style-name="P3"><text:soft-page-break/></text:p>
      <text:p text:style-name="P3">The drain is clogged with hair. It has to be [cleaned/removed]. What has to be [cleaned/removed]? </text:p>
      <text:p text:style-name="P3"><text:span text:style-name="T78">(</text:span><text:span text:style-name="T7">KB</text:span><text:span text:style-name="T15">: </text:span><text:span text:style-name="T26">If thing A is clogged with thing B, thing A must be cleaned or thing B must be removed.)</text:span></text:p>
      <text:p text:style-name="P3">Answers: The drain/the hair.</text:p>
      <text:p text:style-name="P8">My meeting started at 4:00 and I needed to catch the train at 4:30, so there wasn't much time. Luckily, it was [short/delayed], so it worked out. What was [short/delayed]? </text:p>
      <text:p text:style-name="P8"><text:span text:style-name="T78">(</text:span><text:span text:style-name="T7">KB</text:span><text:span text:style-name="T15">: </text:span><text:span text:style-name="T27">)</text:span></text:p>
      <text:p text:style-name="P3">Answers: The meeting/the train.</text:p>
      <text:p text:style-name="P3">There is a pillar between me and the stage, and I can't [see/see around] it. What can't I [see/see around]? </text:p>
      <text:p text:style-name="P9">(If thing A is between somebody and thing B, he can’t see thing B or he can’t see around thing A)</text:p>
      <text:p text:style-name="P3">Answers: The stage/the pillar.</text:p>
      <text:p text:style-name="P3">They broadcast an announcement, but a subway came into the station and I couldn't [hear/hear over] it. What couldn't I [hear/hear over]? </text:p>
      <text:p text:style-name="P3"><text:span text:style-name="T78">(</text:span><text:span text:style-name="T7">KB</text:span><text:span text:style-name="T15">: </text:span><text:span text:style-name="T28">If somebody broadcast sth, another might not hear it. If there exists a loud, another one might not hear over it. </text:span><text:span text:style-name="T29">If a subway comes, there exists a loud.)</text:span></text:p>
      <text:p text:style-name="P3">Answers: The announcement/the subway.</text:p>
      <text:p text:style-name="P3">In the middle of the outd<text:span text:style-name="T81">oor concert, the rain started falling, [and/but] it continued until 10. What continued until 10?</text:span></text:p>
      <text:p text:style-name="P3"><text:span text:style-name="T82">(</text:span><text:span text:style-name="T9">KB</text:span><text:span text:style-name="T59">: </text:span><text:span text:style-name="T60">and but??)</text:span> </text:p>
      <text:p text:style-name="P3">Answers: The rain/the concert.</text:p>
      <text:p text:style-name="P3">I used an old rag to clean the knife, and then I put it in the [drawer/trash]. What did I put in the [drawer/trash]?</text:p>
      <text:p text:style-name="P3"><text:span text:style-name="T78">(</text:span><text:span text:style-name="T7">KB</text:span><text:span text:style-name="T15">: </text:span><text:span text:style-name="T30">If somebody uses thing A to clean thing B, he will put thing B in the drawer or he will put thing A in the trash.)</text:span></text:p>
      <text:p text:style-name="P3">Answers: The knife/the rag.</text:p>
      <text:p text:style-name="P3">Ann a<text:span text:style-name="T58">sked Mary what time the library closes, [but/because] she had forgotten. Who had forgotten? </text:span></text:p>
      <text:p text:style-name="P10">(KB: ????)</text:p>
      <text:p text:style-name="P3">Answers:Mary/Ann.</text:p>
      <text:p text:style-name="P3">I took the water bottle out of the backpack so that it would be [lighter/handy]. What would be [lighter/handy]?</text:p>
      <text:p text:style-name="P3"><text:span text:style-name="T78">(</text:span><text:span text:style-name="T7">KB</text:span><text:span text:style-name="T15">: </text:span><text:span text:style-name="T31">If somebody takes thing A out of thing B, thing B will be lighter or thing A will be handy.)</text:span> </text:p>
      <text:p text:style-name="P3">Answers: The backpack/the bottle.</text:p>
      <text:p text:style-name="P3"><text:soft-page-break/>I couldn't put the pot on the shelf because it was too [high/tall]. What was too [high/tall]? </text:p>
      <text:p text:style-name="P3"><text:span text:style-name="T78">(</text:span><text:span text:style-name="T7">KB</text:span><text:span text:style-name="T15">: </text:span><text:span text:style-name="T32">If somebody couldn’t put thing A on the thing B , thing A is tall or thing B is high.)</text:span></text:p>
      <text:p text:style-name="P3">Answers: The shelf/the pot.</text:p>
      <text:p text:style-name="P3">Comment: The Google query ``high pot" gives about 10 times as many pages as ``tall pot" (search 9/8/11) for reasons unconnected with the meanings in this sentence.</text:p>
      <text:p text:style-name="P3"/>
      <text:p text:style-name="P8">I'm sure that my map will show this building; it is very [famous/good]. What is [famous/good]? </text:p>
      <text:p text:style-name="P8"><text:span text:style-name="T78">(</text:span><text:span text:style-name="T7">KB</text:span><text:span text:style-name="T15">: </text:span><text:span text:style-name="T33">Building is famous? Map is good?)</text:span></text:p>
      <text:p text:style-name="P3">Answers: The building/the map.</text:p>
      <text:p text:style-name="P3">Comment: ``Detailed'' would of course be a better word to describe the map, but it would certainly be Googlable, and probably solvable by selectional restriction. One might suppose that "famous building" would be a more frequent combination than "famous map" but Google search (5/11/2012) suggests the reverse:</text:p>
      <text:p text:style-name="P3"/>
      <text:p text:style-name="P3">"building": 2.2 billion </text:p>
      <text:p text:style-name="P3">"famous building": 250 million </text:p>
      <text:p text:style-name="P3">"map": 1.4 billion </text:p>
      <text:p text:style-name="P3">"famous map": 500 million</text:p>
      <text:p text:style-name="P3">Bob paid for Charlie's college education. He is very [generous/grateful]. Who is [generous/grateful]? </text:p>
      <text:p text:style-name="P3"><text:span text:style-name="T78">(</text:span><text:span text:style-name="T7">KB</text:span><text:span text:style-name="T15">: </text:span><text:span text:style-name="T34">If person A pays for </text:span><text:span text:style-name="T35">thing C and thing C belongs to person B</text:span><text:span text:style-name="T34">, person A is generous or person B is grateful.)</text:span></text:p>
      <text:p text:style-name="P3">Answers: Bob/Charlie.</text:p>
      <text:p text:style-name="P3">Bob paid for Charlie's college education, but now Charlie acts as though it never happened. He is <text:span text:style-name="T81">very [hurt/ungrateful]. Who is [hurt/ungrateful]? </text:span></text:p>
      <text:p text:style-name="P3"><text:span text:style-name="T82">(</text:span><text:span text:style-name="T9">KB</text:span><text:span text:style-name="T59">: </text:span><text:span text:style-name="T36">don’t know)</text:span></text:p>
      <text:p text:style-name="P3">Answers: Bob/Charlie</text:p>
      <text:p text:style-name="P3">Bob was playing cards with Adam and was way ahead. If Adam hadn't had a sud<text:span text:style-name="T81">den run of good luck, he would have [won/lost]. Who would have [won/lost]? </text:span></text:p>
      <text:p text:style-name="P8"><text:span text:style-name="T78">(</text:span><text:span text:style-name="T7">KB</text:span><text:span text:style-name="T15">: </text:span><text:span text:style-name="T36">If person A is way head when playing games with person B, </text:span><text:span text:style-name="T37">and person B )</text:span></text:p>
      <text:p text:style-name="P3">Answers: Bob/Adam.</text:p>
      <text:p text:style-name="P3">Adam can't leave work here until Bob arrives to replace him. If Bob had left home for work on time, he would be [here/gone] by this time. Who would be [here/gone]? </text:p>
      <text:p text:style-name="P8"><text:span text:style-name="T78">(</text:span><text:span text:style-name="T7">KB</text:span><text:span text:style-name="T15">:??</text:span><text:span text:style-name="T27">)</text:span></text:p>
      <text:p text:style-name="P3"><text:soft-page-break/>Answers: Bob/Adam</text:p>
      <text:p text:style-name="P3">If the con artist has succeeded in fooling Sam, he would have [gotten/lost] a lot of money. Who would have [gotten/lost] the money? </text:p>
      <text:p text:style-name="P5"><text:span text:style-name="T78">(KB</text:span><text:span text:style-name="T15">:</text:span><text:span text:style-name="T38">If person A succeed in fooling person B, person A will get money or person B will lose money.)</text:span></text:p>
      <text:p text:style-name="P3">Answers: The con artist/Sam.</text:p>
      <text:p text:style-name="P3">It was a summer afternoon, and the dog was sitting in the middle of the lawn. After a while, it got up and moved to a spot under the tree, because it was [hot/cooler]. What w<text:span text:style-name="T81">as [hot/cooler]?</text:span></text:p>
      <text:p text:style-name="P8"><text:span text:style-name="T78">(</text:span><text:span text:style-name="T7">KB</text:span><text:span text:style-name="T15">:</text:span><text:span text:style-name="T38">If somewhere is exposed to the sun in the summer afternoon, it is hot, and </text:span><text:s/><text:span text:style-name="T84">if not exposed it is cool. If </text:span></text:p>
      <text:p text:style-name="P3">Answers: The dog/The spot under the tree.</text:p>
      <text:p text:style-name="P3">Comment: An earlier version of this page omitted "to a spot" in the second sentence, but that was problematic. Thanks to Peter Schueller for discussion.</text:p>
      <text:p text:style-name="P3"/>
      <text:p text:style-name="P3">The cat was lying by the mouse hole waiting for the mouse, but it was too [cautious/impatient]. What was too [cautious/impatient]? </text:p>
      <text:p text:style-name="P11">(If thing A is waiting for its prey, thing A might be impatient or its prey might be cautious. Mouse is cat’s prey.)</text:p>
      <text:p text:style-name="P3">Answers: The mouse/the cat.</text:p>
      <text:p text:style-name="P3">Anne gave birth to a daughter last month. She is a very charming [woman/baby]. Who is a very charming [woman/baby]? </text:p>
      <text:p text:style-name="P3"><text:span text:style-name="T78">(</text:span><text:span text:style-name="T7">KB</text:span><text:span text:style-name="T15">: </text:span><text:span text:style-name="T39">If person A gives birth to person B, person A is a woman or person B is a baby.)</text:span></text:p>
      <text:p text:style-name="P3">Answers: Anne/Anne's daughter.</text:p>
      <text:p text:style-name="P3">Alice tried frantically to stop her daughter from [chatting/barking] at the party, leaving us to wond<text:span text:style-name="T81">er why she was behaving so strangely. Who was behaving strangely? </text:span></text:p>
      <text:p text:style-name="P8"><text:span text:style-name="T78">(</text:span><text:span text:style-name="T7">KB</text:span><text:span text:style-name="T15">: ??</text:span><text:span text:style-name="T27">)</text:span></text:p>
      <text:p text:style-name="P3">Answers: Alice/Alice's daughter.</text:p>
      <text:p text:style-name="P3">I saw Jim yelling at some guy in a military uniform with a huge red beard. I <text:span text:style-name="T81">don't know [who/why] he was, but he looked very unhappy. Who looked very unhappy? </text:span></text:p>
      <text:p text:style-name="P8"><text:span text:style-name="T78">(</text:span><text:span text:style-name="T7">KB</text:span><text:span text:style-name="T15">:??</text:span><text:span text:style-name="T27">)</text:span></text:p>
      <text:p text:style-name="P3">Answers: The guy in the uniform/Jim.</text:p>
      <text:p text:style-name="P3">Comment: If you stop the second sentence at "I don't know [who/why] he was" you still have the same ambiguity, but it becomes very difficult to ask the question. "I don't know who who was?'' is perhaps best. Of course, either way there is a reading in which the two ``he'' refer to different people, but it seems to me that that's considerably less preferred.</text:p>
      <text:p text:style-name="P3"><text:soft-page-break/></text:p>
      <text:p text:style-name="P3">The fish ate the worm. It was [tasty/hungry]. What was [tasty/hungry]? </text:p>
      <text:p text:style-name="P3"><text:span text:style-name="T78">(</text:span><text:span text:style-name="T7">KB</text:span><text:span text:style-name="T15">: </text:span><text:span text:style-name="T40">If thing A eats thing B, thing A is hungry or thing B is tasty.)</text:span></text:p>
      <text:p text:style-name="P3">Answers: The worm/the fish.</text:p>
      <text:p text:style-name="P3">I was trying to open the lock with the key, but someone had filled the keyhole with chewing gum, and I couldn't get it [in/out]. What couldn't I get [in/out]? </text:p>
      <text:p text:style-name="P3"><text:span text:style-name="T78">(</text:span><text:span text:style-name="T7">KB</text:span><text:span text:style-name="T15">: </text:span><text:span text:style-name="T40">If somebody tries to open the </text:span><text:span text:style-name="T41">l</text:span><text:span text:style-name="T40">ock with the thing A, he might not get the thing A in. If thing B fills the keyhole, somebody might not get thing B out. </text:span></text:p>
      <text:p text:style-name="P3">Answers: The key/the chewing gum.</text:p>
      <text:p text:style-name="P3">The dog chased the cat, which ran up a tree. It waited at the [top/bottom]. Which waited at the [top/bottom]? </text:p>
      <text:p text:style-name="P3"><text:span text:style-name="T78">(</text:span><text:span text:style-name="T7">KB</text:span><text:span text:style-name="T15">: </text:span><text:span text:style-name="T42">If thing A chases thing B and thing B runs up, thing A might waits at the bottom or thing B might waits at the top.)</text:span></text:p>
      <text:p text:style-name="P3">Answers: The cat/the dog.</text:p>
      <text:p text:style-name="P3">In the storm, the tree fell down and crashed through the roof of my house. Now, I have to get it [removed/repaired]. What has to be [removed/repaired]?</text:p>
      <text:p text:style-name="P3"><text:span text:style-name="T78">(</text:span><text:span text:style-name="T7">KB</text:span><text:span text:style-name="T15">:</text:span> <text:span text:style-name="T85">If thing A crash through thing B, thing A might be removed and thing B is broken. If thing B is broken, thing B might be repaired.)</text:span></text:p>
      <text:p text:style-name="P3">Answers: The tree/the roof.</text:p>
      <text:p text:style-name="P3">The customer walked into the bank and stabbed one of the tellers. He was immediately taken to the [emergency room/police station]. Who was taken to the [emergency room/police station]? </text:p>
      <text:p text:style-name="P2"><text:span text:style-name="T78">(</text:span><text:span text:style-name="T7">KB</text:span><text:span text:style-name="T15">:</text:span> <text:span text:style-name="T86">If person A stabs person B, person B might be hurt and person A might commit a crime. If person A commits a crime, person A might be taken to the police station. If person A is hurt, <text:s/>person A might be taken to emergency.) </text:span></text:p>
      <text:p text:style-name="P3">Answers: The teller/the customer.</text:p>
      <text:p text:style-name="P3">John was doing research in the library when he heard a man humming and whistling. He was very [annoyed/annoying]. Who was [annoyed/annoying]?</text:p>
      <text:p text:style-name="P3"><text:span text:style-name="T78">(</text:span><text:span text:style-name="T7">KB</text:span><text:span text:style-name="T15">:</text:span><text:span text:style-name="T43">When person A hear person B humming and whistling, person A might be annoyed or person B might be annoying.)</text:span> </text:p>
      <text:p text:style-name="P3">Answers:John/the hummer.</text:p>
      <text:p text:style-name="P3">John was jogging through the park when he saw a man juggling watermelons. He was very [impressed/impressive]. Who was [impressed/impressive]?</text:p>
      <text:p text:style-name="P3"><text:span text:style-name="T78">(</text:span><text:span text:style-name="T7">KB</text:span><text:span text:style-name="T15">: </text:span><text:span text:style-name="T44">If person A sees person B doing something, person A might be impressed or person B might be impressive.)</text:span> </text:p>
      <text:p text:style-name="P3">Answers: John/the juggler.</text:p>
      <text:p text:style-name="P3"><text:soft-page-break/>Bob collapsed on the sidewalk. Soon he saw Carl coming to help. He was very [ill/concerned]. Who was [ill/concerned]? </text:p>
      <text:p text:style-name="P3"><text:span text:style-name="T78">(</text:span><text:span text:style-name="T7">KB</text:span><text:span text:style-name="T15">:</text:span><text:span text:style-name="T44">If person A collapses, person A is ill. If person B helps person A, person B is concerned. </text:span><text:span text:style-name="T45">If person A sees person B coming to help, person B helps person A.</text:span><text:span text:style-name="T44">)</text:span></text:p>
      <text:p text:style-name="P3">Answers: Bob/Carl.</text:p>
      <text:p text:style-name="P3">Sam a<text:span text:style-name="T81">nd Amy are passionately in love, but Amy's parents are unhappy about it, because they are [snobs/fifteen]. Who are [snobs/fifteen]? </text:span></text:p>
      <text:p text:style-name="P8"><text:span text:style-name="T78">(</text:span><text:span text:style-name="T7">KB</text:span><text:span text:style-name="T15">: ??</text:span><text:span text:style-name="T27">)</text:span></text:p>
      <text:p text:style-name="P3">Answers: Amy's parents/Sam and Amy.</text:p>
      <text:p text:style-name="P3">Mark told Pete many lies about himself, which Pete included in his book. He should have been more [truthful/skeptical]. Who should have been more [truthful/skeptical]? </text:p>
      <text:p text:style-name="P3"><text:span text:style-name="T78">(</text:span><text:span text:style-name="T7">KB</text:span><text:span text:style-name="T15">: </text:span><text:span text:style-name="T46">If person A tells person B lies, person A should be truthful or person B should be skeptical.)</text:span></text:p>
      <text:p text:style-name="P3">Answers: Mark/Pete.</text:p>
      <text:p text:style-name="P3">Joe has sold his house and bought a new one a few miles away. He will be moving [out of/into] it on Thursday. Which house will he be moving [out of/into]? </text:p>
      <text:p text:style-name="P3"><text:span text:style-name="T78">(</text:span><text:span text:style-name="T7">KB</text:span><text:span text:style-name="T15">: </text:span><text:span text:style-name="T47">If somebody sells his house A and buys a house B, he might move out of house A or move into house B.)</text:span></text:p>
      <text:p text:style-name="P3">Answers: The old house/the new house.</text:p>
      <text:p text:style-name="P3">Many people start to read Paul's books and can't put them down. They are [gripped/popular] because Paul writes so well. Who or what are [gripped/popular]?</text:p>
      <text:p text:style-name="P3"><text:span text:style-name="T78">(</text:span><text:span text:style-name="T7">KB</text:span><text:span text:style-name="T15">: </text:span><text:s/><text:span text:style-name="T87">If person A reads thing B, person A might be gripped or thing B might be popular.)</text:span></text:p>
      <text:p text:style-name="P3">Answers: The readers/the books.</text:p>
      <text:p text:style-name="P3">Comment: A lot of synonyms for ``gripped" (e.g. ``fascinated") can be resolved by selectional restrictions. ``Gripped" cannot because it is polysemic with physical grasping.</text:p>
      <text:p text:style-name="P3"/>
      <text:p text:style-name="P3">Mary took out her flute and played one of her favorite pieces. She has [loved/had] it since she was a child. What has Mary [loved/had] since she was a child? </text:p>
      <text:p text:style-name="P3"><text:span text:style-name="T78">(</text:span><text:span text:style-name="T7">KB</text:span><text:span text:style-name="T15">: </text:span><text:span text:style-name="T48">If thing A is somebody’s favorite, he loves thing A. If somebody takes out thing A, he has thing A.)</text:span></text:p>
      <text:p text:style-name="P3">Answers: The piece/the flute.</text:p>
      <text:p text:style-name="P3">Sam pulled up a chair to the piano, but it was broken, so he had to [stand/sing] instead. What was broken?</text:p>
      <text:p text:style-name="P3"><text:span text:style-name="T78">(</text:span><text:span text:style-name="T7">KB</text:span><text:span text:style-name="T15">: </text:span><text:span text:style-name="T49">If somebody has to stand, his chair is broken. If somebody has to sing, his instrument is broken. Piano is an instrument.)</text:span> </text:p>
      <text:p text:style-name="P3"><text:soft-page-break/>Answers: The chair/the piano.</text:p>
      <text:p text:style-name="P3">Since it was raining, I carried the newspaper [over/in] my backpack to keep it dry. What was I trying to keep dry? </text:p>
      <text:p text:style-name="P3"><text:span text:style-name="T78">(</text:span><text:span text:style-name="T7">KB</text:span><text:span text:style-name="T15">: </text:span><text:span text:style-name="T50">If somebody carries thing A over thing B, </text:span><text:span text:style-name="T51">thing A is over thing B</text:span><text:span text:style-name="T50">. If somebody carries thing A in thing B, </text:span><text:span text:style-name="T51">thing B is over thing A</text:span><text:span text:style-name="T50">. </text:span><text:span text:style-name="T51">When it is rainy and thing A is over thing B, thing B is dry.</text:span><text:span text:style-name="T50">)</text:span></text:p>
      <text:p text:style-name="P3">Answers: The backpack/the newspaper.</text:p>
      <text:p text:style-name="P3">Comment: The form of the question is quite far from the text, but there doesn't seem to be a better way to formulate this question.</text:p>
      <text:p text:style-name="P3"/>
      <text:p text:style-name="P3">Sara borrowed the book from the library because she needs it for an article she is working on. She [reads/writes] it when she gets home from work. What does Sara [read/write] when she gets home from work?</text:p>
      <text:p text:style-name="P3"><text:span text:style-name="T78">(</text:span><text:span text:style-name="T7">KB</text:span><text:span text:style-name="T15">:</text:span><text:span text:style-name="T52">If somebody borrows thing A for thing B, he can reads thing A or can writes thing B.)</text:span> </text:p>
      <text:p text:style-name="P3">Answers: The book/the article.</text:p>
      <text:p text:style-name="P3">This morning, Joey built a sand castle on the beach, and put a toy flag in the highest tower, but this afternoon [a breeze/the tide] knocked it down. What did the [breeze/tide] knock down? </text:p>
      <text:p text:style-name="P3"><text:span text:style-name="T78">(</text:span><text:span text:style-name="T7">KB</text:span><text:span text:style-name="T15">: </text:span><text:span text:style-name="T53">If thing B is built by sand, t</text:span><text:span text:style-name="T54">ide will knock down </text:span><text:span text:style-name="T53">thing B</text:span><text:span text:style-name="T54">. Sand castle is built by sand. If thing A is on the high position, <text:s/>breeze will knock down thing A. High highest tower is a high position.</text:span><text:span text:style-name="T53">)</text:span></text:p>
      <text:p text:style-name="P3">Answers: The flag/the sand castle.</text:p>
      <text:p text:style-name="P3">Comment: Perhaps a little overly delicate.</text:p>
      <text:p text:style-name="P3"/>
      <text:p text:style-name="P3">Jane knocked on Susan's door, but there was no answer. She was [out/disappointed]. Who was [out/disappointed]? </text:p>
      <text:p text:style-name="P3"><text:span text:style-name="T15">(</text:span><text:span text:style-name="T7">KB</text:span><text:span text:style-name="T15">: </text:span><text:span text:style-name="T55">If person A knocks on person B’s door and there is no answer, person B might be </text:span><text:span text:style-name="T56">not at the house</text:span><text:span text:style-name="T55"> or person A might be disappointed.</text:span><text:span text:style-name="T54"> </text:span><text:span text:style-name="T56">If person B might be not at the house, person B might be out.)</text:span></text:p>
      <text:p text:style-name="P3">Answers: Susan/Jane.</text:p>
      <text:p text:style-name="P3">Comment: Note that Jane is also "out" (of the house or room); The disambiguation in this case involves issues of textual coherence. A simplified version is given in #114.</text:p>
      <text:p text:style-name="P3"/>
      <text:p text:style-name="P3">Jane knocked on the door, and Susan answered it. She invited her to come [out/in]. Who invited whom? </text:p>
      <text:p text:style-name="P3"><text:span text:style-name="T78">(</text:span><text:span text:style-name="T7">KB</text:span><text:span text:style-name="T15">: </text:span><text:span text:style-name="T57">If person A knock on the door and person B answers it, person B might invite person A to come in or person A might invite person B to come out.)</text:span></text:p>
      <text:p text:style-name="P5">Answers: Jane invited Susan/Susan invited Jane.</text:p>
      <text:list xml:id="list94818841568034" text:continue-numbering="true" text:style-name="L1">
        <text:list-header>
          <text:p text:style-name="P37"><text:soft-page-break/></text:p>
          <text:p text:style-name="P37">讨论提纲：</text:p>
        </text:list-header>
      </text:list>
      <text:p text:style-name="P14">1. 添加的背景知识是否准确？</text:p>
      <text:p text:style-name="P13">讨论必要性：其一，目前为WSC添加的背景知识的内容都是我自己想的，可能不够准确和周全；其二， 我添加的背景知识的表达是否够准确，即我添加的背景知识的语法是否偏向于逻辑推理领域而不适用于机器学习领域，如果出现了这样的偏差，那么我构造的这个数据集就不准确。</text:p>
      <text:p text:style-name="P14">2. 背景知识转化为z3可用的语言是否准确？</text:p>
      <text:p text:style-name="P12">讨论必要性：其一，将背景知识转化为<text:span text:style-name="T93">z3语言的方法和过程是我根据自己通过实验总结出来的经验来做的，可能会存在不准确性，需要与老师们进行讨论；其二，有一些例子，我没能成功将其背景知识转为z3语言并使得z3可以对其进行求解。</text:span></text:p>
      <text:p text:style-name="P14">3. 为连词添加何种背景知识？</text:p>
      <text:p text:style-name="P12">讨论必要性：个人感觉，为连词添加背景知识比较难，我目前还没找到一个为连词添加背景知识的模式。</text:p>
      <text:p text:style-name="P14">4. 是否需要自建数据集以供R-NET训练？</text:p>
      <text:p text:style-name="P12">讨论必要性：<text:span text:style-name="T93">R-NET有没有数据集进行训练势必影响了它对WSC问题的解决能力，所以是否需要自建数据集呢？如果需要自建数据集，那么如何自建数据集？WSC只提供了149个问题。SQuAD数据集也是通过众包的方式才得到了大量的数据集。不过，WSC提出时就带着一个待解决的难点，WSC是不提供数据集进行训练。如果WSC都不提供，那么我们是否有必要提供呢？</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mbria1" svg:font-family="Cambria" style:font-family-generic="system" style:font-pitch="variable"/>
    <style:font-face style:name="Noto Sans CJK SC Regular" svg:font-family="'Noto Sans CJK SC Regular'" style:font-family-generic="system" style:font-pitch="variable"/>
    <style:font-face style:name="楷体" svg:font-family="楷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30T09:48:17.931155203</dc:date>
    <meta:editing-duration>PT2H47M57S</meta:editing-duration>
    <meta:editing-cycles>24</meta:editing-cycles>
    <meta:generator>LibreOffice/5.1.6.2$Linux_X86_64 LibreOffice_project/10m0$Build-2</meta:generator>
    <meta:document-statistic meta:table-count="1" meta:image-count="1" meta:object-count="0" meta:page-count="14" meta:paragraph-count="303" meta:word-count="5287" meta:character-count="25075" meta:non-whitespace-character-count="21092"/>
  </office:meta>
</office:document-meta>
</file>